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Local Tests of sum</text:p>
          </table:table-cell>
          <table:table-cell/>
        </table:table-row>
        <table:table-row table:style-name="ro1">
          <table:table-cell office:value-type="string" calcext:value-type="string">
            <text:p>condition value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mproduct less then condition</text:p>
          </table:table-cell>
          <table:table-cell table:formula="of:=SUMPRODUCT([.A2:.A8]&lt;[.B12];[.A2:.A8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sumproduct <text:s/>less condition (array)</text:p>
          </table:table-cell>
          <table:table-cell table:number-matrix-columns-spanned="1" table:number-matrix-rows-spanned="1" table:formula="of:=SUMPRODUCT([.A2:.A8]&lt;[.B12];[.A2:.A8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sum booleans</text:p>
          </table:table-cell>
          <table:table-cell table:number-matrix-columns-spanned="1" table:number-matrix-rows-spanned="1" table:formula="of:=SUM([.A2:.A8]&lt;[.B1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unt function</text:p>
          </table:table-cell>
          <table:table-cell table:formula="of:=COUNT([.A2:.A8])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1">00.00.0000</text:date>, <text:time style:data-style-name="N2" text:time-value="11:16:08.6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1T11:17:28.598000000</meta:creation-date>
    <meta:generator>LibreOffice/4.3.5.2$Windows_x86 LibreOffice_project/3a87456aaa6a95c63eea1c1b3201acedf0751bd5</meta:generator>
    <meta:editing-duration>P0D</meta:editing-duration>
    <meta:editing-cycles>1</meta:editing-cycles>
    <meta:document-statistic meta:table-count="1" meta:cell-count="19" meta:object-count="0"/>
  </office:meta>
</office:document-meta>
</file>